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3" style:family="graphic" style:parent-style-name="standard">
      <style:graphic-properties draw:fill-color="#00cc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01cm"/>
    </style:style>
    <style:style style:name="gr5" style:family="graphic" style:parent-style-name="standard">
      <style:graphic-properties draw:stroke="none" draw:stroke-dash="Ultrafine_20_2_20_Dots_20_3_20_Dashes" svg:stroke-width="0.051cm" svg:stroke-color="#000000" draw:marker-start-width="0.279cm" draw:marker-end-width="0.279cm" draw:fill="none" draw:fill-color="#ffffff" fo:min-height="0.762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7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fo:min-height="1.016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4cm" fo:min-width="0.575cm"/>
    </style:style>
    <style:style style:name="gr13" style:family="graphic" style:parent-style-name="standard">
      <style:graphic-properties draw:stroke="none" draw:stroke-dash="Ultrafine_20_2_20_Dots_20_3_20_Dashes" svg:stroke-width="0.051cm" svg:stroke-color="#000000" draw:marker-start-width="0.279cm" draw:marker-end-width="0.279cm" draw:fill="none" draw:fill-color="#ffffff" fo:min-height="0.85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.5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0.0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cm" fo:min-width="0.71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cm" fo:min-width="0.1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0.18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cm" fo:min-width="0.182cm"/>
    </style:style>
    <style:style style:name="gr20" style:family="graphic" style:parent-style-name="standard">
      <style:graphic-properties svg:stroke-width="0.102cm" svg:stroke-color="#2c001e" draw:marker-start-width="0.509cm" draw:marker-end-width="0.509cm" draw:fill="none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style:font-name="Courier New1" fo:font-style="normal" style:font-style-asian="normal" style:font-style-complex="normal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tyle="normal" style:font-style-asian="normal" style:font-style-complex="normal"/>
    </style:style>
    <style:style style:name="T1" style:family="text">
      <style:text-properties style:font-name="Courier New1"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14cm" svg:y1="6.15cm" svg:x2="12.794cm" svg:y2="6.15cm">
            <text:p/>
          </draw:line>
          <draw:line draw:style-name="gr1" draw:text-style-name="P1" draw:layer="layout" svg:x1="12.689cm" svg:y1="6.151cm" svg:x2="15.299cm" svg:y2="4.274cm">
            <text:p/>
          </draw:line>
          <draw:line draw:style-name="gr1" draw:text-style-name="P1" draw:layer="layout" svg:x1="15.403cm" svg:y1="8.548cm" svg:x2="12.689cm" svg:y2="6.15cm">
            <text:p/>
          </draw:line>
          <draw:line draw:style-name="gr1" draw:text-style-name="P1" draw:layer="layout" svg:x1="9.139cm" svg:y1="6.156cm" svg:x2="6.748cm" svg:y2="8.304cm">
            <text:p/>
          </draw:line>
          <draw:line draw:style-name="gr1" draw:text-style-name="P1" draw:layer="layout" svg:x1="6.181cm" svg:y1="4.065cm" svg:x2="9.139cm" svg:y2="6.156cm">
            <text:p/>
          </draw:line>
          <draw:custom-shape draw:style-name="gr2" draw:text-style-name="P1" draw:layer="layout" svg:width="1.169cm" svg:height="1.167cm" svg:x="14.921cm" svg:y="8.2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169cm" svg:height="1.167cm" svg:x="14.861cm" svg:y="3.4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169cm" svg:height="1.167cm" svg:x="12.167cm" svg:y="5.6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169cm" svg:height="1.167cm" svg:x="6.008cm" svg:y="7.9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169cm" svg:height="1.167cm" svg:x="8.409cm" svg:y="5.6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169cm" svg:height="1.167cm" svg:x="5.674cm" svg:y="3.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" draw:text-style-name="P1" draw:layer="layout" svg:x1="9.14cm" svg:y1="6.15cm" svg:x2="12.794cm" svg:y2="6.15cm">
            <text:p/>
          </draw:line>
          <draw:line draw:style-name="gr1" draw:text-style-name="P1" draw:layer="layout" svg:x1="12.689cm" svg:y1="6.151cm" svg:x2="15.299cm" svg:y2="4.274cm">
            <text:p/>
          </draw:line>
          <draw:line draw:style-name="gr1" draw:text-style-name="P1" draw:layer="layout" svg:x1="15.403cm" svg:y1="8.548cm" svg:x2="12.689cm" svg:y2="6.15cm">
            <text:p/>
          </draw:line>
          <draw:line draw:style-name="gr1" draw:text-style-name="P1" draw:layer="layout" svg:x1="9.139cm" svg:y1="6.156cm" svg:x2="6.748cm" svg:y2="8.304cm">
            <text:p/>
          </draw:line>
          <draw:line draw:style-name="gr1" draw:text-style-name="P1" draw:layer="layout" svg:x1="6.181cm" svg:y1="4.065cm" svg:x2="9.139cm" svg:y2="6.156cm">
            <text:p/>
          </draw:line>
          <draw:custom-shape draw:style-name="gr3" draw:text-style-name="P1" draw:layer="layout" svg:width="1.169cm" svg:height="1.167cm" svg:x="14.921cm" svg:y="8.2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1.169cm" svg:height="1.167cm" svg:x="14.861cm" svg:y="3.4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1.169cm" svg:height="1.167cm" svg:x="12.167cm" svg:y="5.6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1.169cm" svg:height="1.167cm" svg:x="6.008cm" svg:y="7.9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1.169cm" svg:height="1.167cm" svg:x="8.409cm" svg:y="5.6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1.169cm" svg:height="1.167cm" svg:x="5.674cm" svg:y="3.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" draw:layer="layout" svg:width="2.032cm" svg:height="0.962cm" svg:x="7.223cm" svg:y="8.874cm">
            <draw:text-box>
              <text:p>ip2</text:p>
            </draw:text-box>
          </draw:frame>
          <draw:frame draw:style-name="gr5" draw:text-style-name="P2" draw:layer="layout" svg:width="3.81cm" svg:height="1.062cm" svg:x="2.016cm" svg:y="5.572cm">
            <draw:text-box>
              <text:p text:style-name="P2">(a.)</text:p>
            </draw:text-box>
          </draw:frame>
          <draw:frame draw:style-name="gr6" draw:layer="layout" svg:width="1.522cm" svg:height="0.962cm" svg:x="13.248cm" svg:y="8.655cm">
            <draw:text-box>
              <text:p>im1</text:p>
            </draw:text-box>
          </draw:frame>
          <draw:frame draw:style-name="gr7" draw:layer="layout" svg:width="0.642cm" svg:height="0.962cm" svg:x="12.176cm" svg:y="7.35cm">
            <draw:text-box>
              <text:p>i</text:p>
            </draw:text-box>
          </draw:frame>
          <draw:frame draw:style-name="gr8" draw:layer="layout" svg:width="1.344cm" svg:height="0.962cm" svg:x="9.128cm" svg:y="7.35cm">
            <draw:text-box>
              <text:p>ip1</text:p>
            </draw:text-box>
          </draw:frame>
          <draw:frame draw:style-name="gr9" draw:text-style-name="P3" draw:layer="layout" svg:width="0.762cm" svg:height="0.962cm" svg:x="10.652cm" svg:y="8.62cm">
            <draw:text-box>
              <text:p text:style-name="P3">1</text:p>
            </draw:text-box>
          </draw:frame>
          <draw:frame draw:style-name="gr10" draw:text-style-name="P3" draw:layer="layout" svg:width="0.254cm" svg:height="1.266cm" svg:x="10.779cm" svg:y="3.921cm">
            <draw:text-box>
              <text:p text:style-name="P3">2</text:p>
            </draw:text-box>
          </draw:frame>
          <draw:frame draw:style-name="gr9" draw:text-style-name="P3" draw:layer="layout" svg:width="0.001cm" svg:height="0.962cm" svg:x="7.223cm" svg:y="5.826cm">
            <draw:text-box>
              <text:p text:style-name="P3">3</text:p>
            </draw:text-box>
          </draw:frame>
          <draw:frame draw:style-name="gr9" draw:text-style-name="P3" draw:layer="layout" svg:width="0.762cm" svg:height="0.962cm" svg:x="14.97cm" svg:y="6.08cm">
            <draw:text-box>
              <text:p text:style-name="P3">4</text:p>
            </draw:text-box>
          </draw:frame>
        </draw:g>
        <draw:line draw:style-name="gr1" draw:text-style-name="P1" draw:layer="layout" svg:x1="11.306cm" svg:y1="13.869cm" svg:x2="11.265cm" svg:y2="17.428cm">
          <text:p/>
        </draw:line>
        <draw:line draw:style-name="gr1" draw:text-style-name="P1" draw:layer="layout" svg:x1="11.267cm" svg:y1="17.325cm" svg:x2="13.066cm" svg:y2="19.888cm">
          <text:p/>
        </draw:line>
        <draw:line draw:style-name="gr1" draw:text-style-name="P1" draw:layer="layout" svg:x1="8.899cm" svg:y1="19.941cm" svg:x2="11.266cm" svg:y2="17.325cm">
          <text:p/>
        </draw:line>
        <draw:line draw:style-name="gr1" draw:text-style-name="P1" draw:layer="layout" svg:x1="11.301cm" svg:y1="13.868cm" svg:x2="9.235cm" svg:y2="11.515cm">
          <text:p/>
        </draw:line>
        <draw:line draw:style-name="gr1" draw:text-style-name="P1" draw:layer="layout" svg:x1="13.372cm" svg:y1="11.011cm" svg:x2="11.301cm" svg:y2="13.868cm">
          <text:p/>
        </draw:line>
        <draw:custom-shape draw:style-name="gr2" draw:text-style-name="P1" draw:layer="layout" svg:width="1.138cm" svg:height="1.138cm" draw:transform="rotate (-1.58231549985806) translate (9.188cm 19.4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38cm" svg:height="1.138cm" draw:transform="rotate (-1.58231549985806) translate (13.904cm 19.4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38cm" svg:height="1.138cm" draw:transform="rotate (-1.58231549985806) translate (11.78cm 16.8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38cm" svg:height="1.137cm" draw:transform="skewX (0.000872664625997167) rotate (-1.58231549985806) translate (9.614cm 10.7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38cm" svg:height="1.138cm" draw:transform="rotate (-1.58231549985806) translate (11.843cm 13.1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306cm" svg:y1="13.869cm" svg:x2="11.265cm" svg:y2="17.428cm">
          <text:p/>
        </draw:line>
        <draw:line draw:style-name="gr1" draw:text-style-name="P1" draw:layer="layout" svg:x1="11.267cm" svg:y1="17.325cm" svg:x2="13.066cm" svg:y2="19.888cm">
          <text:p/>
        </draw:line>
        <draw:line draw:style-name="gr1" draw:text-style-name="P1" draw:layer="layout" svg:x1="8.899cm" svg:y1="19.941cm" svg:x2="11.266cm" svg:y2="17.325cm">
          <text:p/>
        </draw:line>
        <draw:line draw:style-name="gr1" draw:text-style-name="P1" draw:layer="layout" svg:x1="11.301cm" svg:y1="13.868cm" svg:x2="9.235cm" svg:y2="11.515cm">
          <text:p/>
        </draw:line>
        <draw:line draw:style-name="gr1" draw:text-style-name="P1" draw:layer="layout" svg:x1="13.372cm" svg:y1="11.011cm" svg:x2="11.301cm" svg:y2="13.868cm">
          <text:p/>
        </draw:line>
        <draw:custom-shape draw:style-name="gr11" draw:text-style-name="P1" draw:layer="layout" svg:width="1.138cm" svg:height="1.138cm" draw:transform="rotate (-1.58231549985806) translate (9.188cm 19.4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138cm" svg:height="1.138cm" draw:transform="rotate (-1.58231549985806) translate (13.904cm 19.4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138cm" svg:height="1.138cm" draw:transform="rotate (-1.58231549985806) translate (11.78cm 16.8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138cm" svg:height="1.137cm" draw:transform="skewX (0.000872664625997167) rotate (-1.58231549985806) translate (9.614cm 10.7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138cm" svg:height="1.138cm" draw:transform="rotate (-1.58231549985806) translate (11.843cm 13.1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138cm" svg:height="1.137cm" draw:transform="skewX (0.000872664625997167) rotate (-1.58231549985806) translate (13.848cm 10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1.344cm" svg:height="0.974cm" svg:x="6.31cm" svg:y="19.697cm">
          <draw:text-box>
            <text:p>ip2</text:p>
          </draw:text-box>
        </draw:frame>
        <draw:frame draw:style-name="gr13" draw:text-style-name="P2" draw:layer="layout" svg:width="3.353cm" svg:height="1.155cm" svg:x="3.973cm" svg:y="14.207cm">
          <draw:text-box>
            <text:p text:style-name="P4"><text:span text:style-name="T1">(b.)</text:span></text:p>
          </draw:text-box>
        </draw:frame>
        <draw:frame draw:style-name="gr14" draw:layer="layout" svg:width="1.344cm" svg:height="1.319cm" svg:x="9.181cm" svg:y="16.826cm">
          <draw:text-box>
            <text:p>ip1</text:p>
          </draw:text-box>
        </draw:frame>
        <draw:frame draw:style-name="gr15" draw:layer="layout" svg:width="0.642cm" svg:height="0.962cm" svg:x="10.171cm" svg:y="13.698cm">
          <draw:text-box>
            <text:p>i</text:p>
          </draw:text-box>
        </draw:frame>
        <draw:frame draw:style-name="gr16" draw:layer="layout" svg:width="1.522cm" svg:height="0.962cm" svg:x="14.337cm" svg:y="20.104cm">
          <draw:text-box>
            <text:p>im1</text:p>
          </draw:text-box>
        </draw:frame>
        <draw:frame draw:style-name="gr17" draw:text-style-name="P3" draw:layer="layout" svg:width="0.853cm" svg:height="0.962cm" svg:x="10.984cm" svg:y="19.392cm">
          <draw:text-box>
            <text:p><text:span text:style-name="T2">1</text:span></text:p>
          </draw:text-box>
        </draw:frame>
        <draw:frame draw:style-name="gr17" draw:text-style-name="P3" draw:layer="layout" svg:width="0.853cm" svg:height="0.962cm" svg:x="11.187cm" svg:y="11.665cm">
          <draw:text-box>
            <text:p><text:span text:style-name="T2">2</text:span></text:p>
          </draw:text-box>
        </draw:frame>
        <draw:frame draw:style-name="gr18" draw:text-style-name="P3" draw:layer="layout" svg:width="0.853cm" svg:height="0.962cm" svg:x="9.765cm" svg:y="15.223cm">
          <draw:text-box>
            <text:p><text:span text:style-name="T2">3</text:span></text:p>
          </draw:text-box>
        </draw:frame>
        <draw:frame draw:style-name="gr19" draw:text-style-name="P3" draw:layer="layout" svg:width="0.853cm" svg:height="0.962cm" svg:x="12.61cm" svg:y="15.427cm">
          <draw:text-box>
            <text:p><text:span text:style-name="T2">4</text:span></text:p>
          </draw:text-box>
        </draw:frame>
        <draw:custom-shape draw:style-name="gr20" draw:text-style-name="P1" draw:layer="layout" svg:width="16.256cm" svg:height="11.303cm" svg:x="1.762cm" svg:y="10.2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6.256cm" svg:height="7.493cm" svg:x="1.762cm" svg:y="2.65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lvyn Drag</meta:initial-creator>
    <meta:creation-date>2014-12-26T22:50:53.499610479</meta:creation-date>
    <dc:date>2015-04-13T10:59:21.774641835</dc:date>
    <meta:editing-duration>PT46M10S</meta:editing-duration>
    <meta:editing-cycles>14</meta:editing-cycles>
    <meta:generator>LibreOffice/4.2.7.2$Linux_X86_64 LibreOffice_project/420m0$Build-2</meta:generator>
    <meta:document-statistic meta:object-count="64"/>
  </office:meta>
</office:document-meta>
</file>